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language-asian="de" style:country-asian="DE"/>
    </style:style>
    <style:style style:name="T3" style:parent-style-name="Absatz-Standardschriftart" style:family="text">
      <style:text-properties style:language-asian="de" style:country-asian="DE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Grafik 1" text:anchor-type="paragraph" svg:x="0.79583in" svg:y="0.5in" svg:width="3.93681in" svg:height="5.24792in" style:rel-width="scale" style:rel-height="scale"><draw:image xlink:href="media/image1.jpeg" xlink:type="simple" xlink:show="embed" xlink:actuate="onLoad"/><svg:title/><svg:desc/></draw:frame></text:span><text:span text:style-name="T3"><draw:frame draw:z-index="251658240" draw:style-name="a1" draw:transform="translate(-2.62396in -1.9684in) rotate(-1.5708) translate(7.76215in 3.11424in)" draw:name="Grafik 2" text:anchor-type="paragraph" svg:width="5.24792in" svg:height="3.93681in" style:rel-width="scale" style:rel-height="scale"><draw:image xlink:href="media/image2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7875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20-04-02T09:21:00Z</meta:creation-date>
    <dc:date>2021-01-08T09:00:00Z</dc:date>
    <meta:print-date>2021-01-08T09:00:00Z</meta:print-date>
    <meta:template xlink:href="Normal" xlink:type="simple"/>
    <meta:editing-cycles>6</meta:editing-cycles>
    <meta:editing-duration>PT0S</meta:editing-duration>
    <meta:document-statistic meta:page-count="1" meta:paragraph-count="1" meta:word-count="0" meta:character-count="2" meta:row-count="1" meta:non-whitespace-character-count="2"/>
  </office:meta>
</office:document-meta>
</file>